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 style:master-page-name="Standard">
      <style:table-properties style:width="15.916cm" fo:margin-left="-0.191cm" fo:margin-top="0cm" fo:margin-bottom="0cm" style:page-number="auto" table:align="left" style:writing-mode="lr-tb"/>
    </style:style>
    <style:style style:name="Tabel1.A" style:family="table-column">
      <style:table-column-properties style:column-width="3.978cm"/>
    </style:style>
    <style:style style:name="Tabel1.B" style:family="table-column">
      <style:table-column-properties style:column-width="3.979cm"/>
    </style:style>
    <style:style style:name="Tabel1.1" style:family="table-row">
      <style:table-row-properties style:keep-together="true" fo:keep-together="auto"/>
    </style:style>
    <style:style style:name="Tabel1.A1" style:family="table-cell">
      <style:table-cell-properties fo:padding-left="0.191cm" fo:padding-right="0.191cm" fo:padding-top="0cm" fo:padding-bottom="0cm" fo:border="0.018cm solid #bdd6ee"/>
    </style:style>
    <style:style style:name="P1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 table:number-columns-repeated="2"/>
        <table:table-column table:style-name="Tabel1.A"/>
        <table:table-row table:style-name="Tabel1.1">
          <table:table-cell table:style-name="Tabel1.A1" office:value-type="string">
            <text:p text:style-name="P1">Decimaal</text:p>
          </table:table-cell>
          <table:table-cell table:style-name="Tabel1.A1" office:value-type="string">
            <text:p text:style-name="P2">Binair</text:p>
          </table:table-cell>
          <table:table-cell table:style-name="Tabel1.A1" office:value-type="string">
            <text:p text:style-name="P2">Hexadecimaal</text:p>
          </table:table-cell>
          <table:table-cell table:style-name="Tabel1.A1" office:value-type="string">
            <text:p text:style-name="P2">octaal</text:p>
          </table:table-cell>
        </table:table-row>
        <table:table-row table:style-name="Tabel1.1">
          <table:table-cell table:style-name="Tabel1.A1" office:value-type="string">
            <text:p text:style-name="P1">27</text:p>
          </table:table-cell>
          <table:table-cell table:style-name="Tabel1.A1" office:value-type="string">
            <text:p text:style-name="P2">00011011</text:p>
          </table:table-cell>
          <table:table-cell table:style-name="Tabel1.A1" office:value-type="string">
            <text:p text:style-name="P2">1B</text:p>
          </table:table-cell>
          <table:table-cell table:style-name="Tabel1.A1" office:value-type="string">
            <text:p text:style-name="P2">33</text:p>
          </table:table-cell>
        </table:table-row>
        <table:table-row table:style-name="Tabel1.1">
          <table:table-cell table:style-name="Tabel1.A1" office:value-type="string">
            <text:p text:style-name="P1">49<text:line-break/></text:p>
          </table:table-cell>
          <table:table-cell table:style-name="Tabel1.A1" office:value-type="string">
            <text:p text:style-name="P2">00110001</text:p>
          </table:table-cell>
          <table:table-cell table:style-name="Tabel1.A1" office:value-type="string">
            <text:p text:style-name="P2">31<text:line-break/></text:p>
          </table:table-cell>
          <table:table-cell table:style-name="Tabel1.A1" office:value-type="string">
            <text:p text:style-name="P2">61<text:line-break/></text:p>
          </table:table-cell>
        </table:table-row>
        <table:table-row table:style-name="Tabel1.1">
          <table:table-cell table:style-name="Tabel1.A1" office:value-type="string">
            <text:p text:style-name="P1">127</text:p>
          </table:table-cell>
          <table:table-cell table:style-name="Tabel1.A1" office:value-type="string">
            <text:p text:style-name="P2">01111111<text:line-break/></text:p>
          </table:table-cell>
          <table:table-cell table:style-name="Tabel1.A1" office:value-type="string">
            <text:p text:style-name="P2">7F<text:line-break/></text:p>
          </table:table-cell>
          <table:table-cell table:style-name="Tabel1.A1" office:value-type="string">
            <text:p text:style-name="P2">177<text:line-break/></text:p>
          </table:table-cell>
        </table:table-row>
        <table:table-row table:style-name="Tabel1.1">
          <table:table-cell table:style-name="Tabel1.A1" office:value-type="string">
            <text:p text:style-name="P1"><text:line-break/>128</text:p>
          </table:table-cell>
          <table:table-cell table:style-name="Tabel1.A1" office:value-type="string">
            <text:p text:style-name="P2"><text:line-break/>10000000</text:p>
          </table:table-cell>
          <table:table-cell table:style-name="Tabel1.A1" office:value-type="string">
            <text:p text:style-name="P2">80<text:line-break/></text:p>
          </table:table-cell>
          <table:table-cell table:style-name="Tabel1.A1" office:value-type="string">
            <text:p text:style-name="P2">200<text:line-break/></text:p>
          </table:table-cell>
        </table:table-row>
        <table:table-row table:style-name="Tabel1.1">
          <table:table-cell table:style-name="Tabel1.A1" office:value-type="string">
            <text:p text:style-name="P1"><text:line-break/>237</text:p>
          </table:table-cell>
          <table:table-cell table:style-name="Tabel1.A1" office:value-type="string">
            <text:p text:style-name="P2">11101101<text:line-break/></text:p>
          </table:table-cell>
          <table:table-cell table:style-name="Tabel1.A1" office:value-type="string">
            <text:p text:style-name="P2">ED<text:line-break/></text:p>
          </table:table-cell>
          <table:table-cell table:style-name="Tabel1.A1" office:value-type="string">
            <text:p text:style-name="P2">355<text:line-break/></text:p>
          </table:table-cell>
        </table:table-row>
        <table:table-row table:style-name="Tabel1.1">
          <table:table-cell table:style-name="Tabel1.A1" office:value-type="string">
            <text:p text:style-name="P1"><text:line-break/>259</text:p>
          </table:table-cell>
          <table:table-cell table:style-name="Tabel1.A1" office:value-type="string">
            <text:p text:style-name="P2">100000011<text:line-break/></text:p>
          </table:table-cell>
          <table:table-cell table:style-name="Tabel1.A1" office:value-type="string">
            <text:p text:style-name="P2">103<text:line-break/></text:p>
          </table:table-cell>
          <table:table-cell table:style-name="Tabel1.A1" office:value-type="string">
            <text:p text:style-name="P2">403<text:line-break/></text:p>
          </table:table-cell>
        </table:table-row>
        <table:table-row table:style-name="Tabel1.1">
          <table:table-cell table:style-name="Tabel1.A1" office:value-type="string">
            <text:p text:style-name="P1">329<text:line-break/></text:p>
          </table:table-cell>
          <table:table-cell table:style-name="Tabel1.A1" office:value-type="string">
            <text:p text:style-name="P2">101001001<text:line-break/></text:p>
          </table:table-cell>
          <table:table-cell table:style-name="Tabel1.A1" office:value-type="string">
            <text:p text:style-name="P2">149<text:line-break/></text:p>
          </table:table-cell>
          <table:table-cell table:style-name="Tabel1.A1" office:value-type="string">
            <text:p text:style-name="P2">511<text:line-break/></text:p>
          </table:table-cell>
        </table:table-row>
        <table:table-row table:style-name="Tabel1.1">
          <table:table-cell table:style-name="Tabel1.A1" office:value-type="string">
            <text:p text:style-name="P1">498<text:line-break/></text:p>
          </table:table-cell>
          <table:table-cell table:style-name="Tabel1.A1" office:value-type="string">
            <text:p text:style-name="P2">111110010<text:line-break/></text:p>
          </table:table-cell>
          <table:table-cell table:style-name="Tabel1.A1" office:value-type="string">
            <text:p text:style-name="P2">1F2<text:line-break/></text:p>
          </table:table-cell>
          <table:table-cell table:style-name="Tabel1.A1" office:value-type="string">
            <text:p text:style-name="P2">762<text:line-break/></text:p>
          </table:table-cell>
        </table:table-row>
        <table:table-row table:style-name="Tabel1.1">
          <table:table-cell table:style-name="Tabel1.A1" office:value-type="string">
            <text:p text:style-name="P1">3764<text:line-break/></text:p>
          </table:table-cell>
          <table:table-cell table:style-name="Tabel1.A1" office:value-type="string">
            <text:p text:style-name="P2">111010110100<text:line-break/></text:p>
          </table:table-cell>
          <table:table-cell table:style-name="Tabel1.A1" office:value-type="string">
            <text:p text:style-name="P2">EB4<text:line-break/></text:p>
          </table:table-cell>
          <table:table-cell table:style-name="Tabel1.A1" office:value-type="string">
            <text:p text:style-name="P2">7264<text:line-break/></text:p>
          </table:table-cell>
        </table:table-row>
        <table:table-row table:style-name="Tabel1.1">
          <table:table-cell table:style-name="Tabel1.A1" office:value-type="string">
            <text:p text:style-name="P1">13845<text:line-break/></text:p>
          </table:table-cell>
          <table:table-cell table:style-name="Tabel1.A1" office:value-type="string">
            <text:p text:style-name="P2">11011000010101<text:line-break/></text:p>
          </table:table-cell>
          <table:table-cell table:style-name="Tabel1.A1" office:value-type="string">
            <text:p text:style-name="P2">3615<text:line-break/></text:p>
          </table:table-cell>
          <table:table-cell table:style-name="Tabel1.A1" office:value-type="string">
            <text:p text:style-name="P2">33025<text:line-break/></text:p>
          </table:table-cell>
        </table:table-row>
        <table:table-row table:style-name="Tabel1.1">
          <table:table-cell table:style-name="Tabel1.A1" office:value-type="string">
            <text:p text:style-name="P1">16383<text:line-break/></text:p>
          </table:table-cell>
          <table:table-cell table:style-name="Tabel1.A1" office:value-type="string">
            <text:p text:style-name="P2">1111.1111.1111.1111<text:line-break/></text:p>
          </table:table-cell>
          <table:table-cell table:style-name="Tabel1.A1" office:value-type="string">
            <text:p text:style-name="P2">FFFF<text:line-break/></text:p>
          </table:table-cell>
          <table:table-cell table:style-name="Tabel1.A1" office:value-type="string">
            <text:p text:style-name="P2">177777<text:line-break/></text:p>
          </table:table-cell>
        </table:table-row>
      </table:table>
      <text:p text:style-name="Standard"/>
      <text:p text:style-name="Standard">Oef 2</text:p>
      <text:p text:style-name="Standard">A)2130</text:p>
      <text:p text:style-name="Standard">B)2130 </text:p>
      <text:p text:style-name="Standard">Tweede is eenvoudiger maar duurt langer eerste misschien goed voor heel grote getalen maar anders tweede manier proberen</text:p>
      <text:p text:style-name="Standard"/>
      <text:p text:style-name="Standard">Oef3</text:p>
      <text:p text:style-name="Standard">A)192.168.1.85</text:p>
      <text:p text:style-name="Standard">B)00:50:56:C0:3F:A1</text:p>
      <text:p text:style-name="Standard"/>
      <text:p text:style-name="Standard">Oef4</text:p>
      <text:p text:style-name="Standard">Dat bestaat niet want het octaal stelsel gaat maar van 0-7 en daarmee heeft de cijfers 8 en 9 geen betekenis het octaal stelsel</text:p>
      <text:p text:style-name="Standard"/>
      <text:p text:style-name="Standard"/>
      <text:p text:style-name="Standard"/>
      <text:p text:style-name="Standard"/>
      <text:p text:style-name="Standard"><text:soft-page-break/>Oef5</text:p>
      <text:p text:style-name="Standard">7+73+111+273=464(kan op examen komen)</text:p>
      <text:p text:style-name="Standard"/>
      <text:p text:style-name="Standard">Oef6</text:p>
      <text:p text:style-name="Standard">111.110.110=&gt; 766</text:p>
      <text:p text:style-name="Standard">110.000.000 =&gt; 600</text:p>
      <text:p text:style-name="Standard">101.001.000 =&gt; 510</text:p>
      <text:p text:style-name="Standard"/>
      <text:p text:style-name="Standard"/>
      <text:p text:style-name="Standard">Oef7</text:p>
      <text:p text:style-name="Standard">0000.0000 =&gt; 1111.1111 =&gt; 0 =&gt;255</text:p>
      <text:p text:style-name="Standard">0000.0000.0000.0000 =&gt; 1111.1111.1111.1111 =&gt; 0 =&gt; 65535(2^16-1)</text:p>
      <text:p text:style-name="Standard">Oef8</text:p>
      <text:p text:style-name="Standard">Omdat 32 bit dus 32 enen achterelkaar overeenkomt met een 2^32 -1 en dat getal dat je uitkomt <text:s text:c="5"/><text:span text:style-name="T1">4 gibibytes =4 294 967 296 bytesen 2^32 is ook gelijk aan 4 294 967 295 dus er kunnen er kan maar juist een 32 bit besturingssysteemdraaien op 4GiB omdat er niet meer plaats op is</text:span></text:p>
      <text:p text:style-name="Standard"><text:span text:style-name="T1"/></text:p>
      <text:p text:style-name="Standard"><text:span text:style-name="T1">Oef9</text:span></text:p>
      <text:p text:style-name="Standard"><text:span text:style-name="T1">oudjaar valt op 31/12 maar voor dit vraagstuk moet je het zien op de amerikaanse weize en in een octaal stelsel dus</text:span></text:p>
      <text:p text:style-name="Standard"><text:span text:style-name="T1">012 031</text:span></text:p>
      <text:p text:style-name="Standard"><text:span text:style-name="T1">012 =&gt; 000.001.010 =&gt; 10</text:span></text:p>
      <text:p text:style-name="Standard"><text:span text:style-name="T1">031 =&gt; 000.011.001 =&gt; 25 </text:span></text:p>
      <text:p text:style-name="Standard"><text:span text:style-name="T1">dus de 25ste van de 10 maand </text:span></text:p>
      <text:p text:style-name="Standard"><text:span text:style-name="T1"/></text:p>
      <text:p text:style-name="Standard"><text:span text:style-name="T1"/></text:p>
      <text:p text:style-name="Standard"><text:span text:style-name="T1">Oef10</text:span></text:p>
      <text:p text:style-name="Standard"><text:span text:style-name="T1">1010</text:span></text:p>
      <text:p text:style-name="Standard"><text:span text:style-name="T1">0101</text:span></text:p>
      <text:p text:style-name="Standard"><text:span text:style-name="T1">----------</text:span></text:p>
      <text:p text:style-name="Standard"><text:span text:style-name="T1">1111</text:span></text:p>
      <text:p text:style-name="Standard"/>
      <text:p text:style-name="Standard"><text:soft-page-break/><text:span text:style-name="T1">010011</text:span></text:p>
      <text:p text:style-name="Standard"><text:span text:style-name="T1">001111</text:span></text:p>
      <text:p text:style-name="Standard"><text:span text:style-name="T1">-----------</text:span></text:p>
      <text:p text:style-name="Standard"><text:span text:style-name="T1">100010</text:span></text:p>
      <text:p text:style-name="Standard"><text:span text:style-name="T1">(als er twee enen bij elkaar optelt moet je denken dat je twee hebt en moet je in je uitkomst een 0 schrijven en tel je één 1 mee in het volgende deel dus het carry on gedeelte. Als je een drie uitkomt als uitkomst doe je het zelfde als bij een twee maar je schrijft een 1 in plaats van een 0 omdat de uitkomst van de som dan onpaar is maar je moet nog altijd één 1 bijtellen bij de volgende uitkomst.</text:span></text:p>
      <text:p text:style-name="Standard"/>
      <text:p text:style-name="Standard"><text:span text:style-name="T1">1010101</text:span></text:p>
      <text:p text:style-name="Standard"><text:span text:style-name="T1">0011111</text:span></text:p>
      <text:p text:style-name="Standard"><text:span text:style-name="T1">------------</text:span></text:p>
      <text:p text:style-name="Standard"><text:span text:style-name="T1">1110100</text:span></text:p>
      <text:p text:style-name="Standard"/>
      <text:p text:style-name="Standard"><text:span text:style-name="T1">Oef11</text:span></text:p>
      <text:p text:style-name="Standard"><text:span text:style-name="T1">Nog uitte vinden het je letter moet optellen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8-07T03:52:00</meta:creation-date>
    <dc:date>2015-09-29T19:44:48.97</dc:date>
    <dc:creator>Ignace Frederix</dc:creator>
    <meta:generator>OpenOffice/4.1.1$Win32 OpenOffice.org_project/411m6$Build-9775</meta:generator>
    <meta:document-statistic meta:table-count="1" meta:image-count="0" meta:object-count="0" meta:page-count="3" meta:paragraph-count="90" meta:word-count="329" meta:character-count="1815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